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pitch="variable" style:font-charset="x-symbol"/>
    <style:font-face style:name="Lohit Hindi1" svg:font-family="'Lohit Hindi'"/>
    <style:font-face style:name="OpenSymbol1" svg:font-family="OpenSymbol"/>
    <style:font-face style:name="Courier 10 Pitch" svg:font-family="'Courier 10 Pitch'" style:font-pitch="fixed"/>
    <style:font-face style:name="cmmi10" svg:font-family="cmmi10"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35pt" style:text-underline-style="none" fo:font-weight="bold" style:font-size-asian="35pt" style:font-weight-asian="bold" style:font-size-complex="35pt" style:font-weight-complex="bold"/>
    </style:style>
    <style:style style:name="P2" style:family="paragraph" style:parent-style-name="Standard">
      <style:text-properties style:font-name="Liberation Serif" fo:font-size="35pt" style:text-underline-style="none" fo:font-weight="normal" style:font-size-asian="35pt" style:font-weight-asian="normal" style:font-size-complex="35pt" style:font-weight-complex="normal"/>
    </style:style>
    <style:style style:name="P3" style:family="paragraph" style:parent-style-name="Standard" style:list-style-name="L1">
      <style:text-properties style:font-name="Liberation Serif" fo:font-size="35pt" style:text-underline-style="none" fo:font-weight="normal" style:font-size-asian="35pt" style:font-weight-asian="normal" style:font-size-complex="35pt" style:font-weight-complex="normal"/>
    </style:style>
    <style:style style:name="P4" style:family="paragraph" style:parent-style-name="Standard" style:list-style-name="L1">
      <style:text-properties style:font-name="Liberation Serif" fo:font-size="15pt" style:text-underline-style="none" fo:font-weight="normal" style:font-size-asian="15pt" style:font-weight-asian="normal" style:font-size-complex="15pt" style:font-weight-complex="normal"/>
    </style:style>
    <style:style style:name="P5" style:family="paragraph" style:parent-style-name="Standard">
      <style:text-properties fo:font-size="12pt" style:text-underline-style="none" fo:font-weight="bold" style:font-size-asian="12pt" style:font-weight-asian="bold" style:font-size-complex="12pt" style:font-weight-complex="bold"/>
    </style:style>
    <style:style style:name="P6" style:family="paragraph" style:parent-style-name="Standard">
      <style:text-properties fo:font-size="16pt" style:text-underline-style="none" fo:font-weight="normal" style:font-size-asian="16pt" style:font-weight-asian="normal" style:font-size-complex="16pt" style:font-weight-complex="normal"/>
    </style:style>
    <style:style style:name="P7" style:family="paragraph" style:parent-style-name="Text_20_body" style:list-style-name="L3"/>
    <style:style style:name="P8" style:family="paragraph" style:parent-style-name="Text_20_body">
      <style:text-properties fo:font-style="normal" style:font-style-asian="normal" style:font-style-complex="normal"/>
    </style:style>
    <style:style style:name="P9" style:family="paragraph" style:parent-style-name="Heading_20_1" style:list-style-name="L3"/>
    <style:style style:name="T1" style:family="text">
      <style:text-properties fo:font-size="12pt" style:font-size-asian="12pt" style:font-size-complex="12pt"/>
    </style:style>
    <style:style style:name="T2" style:family="text">
      <style:text-properties fo:font-size="30pt" style:font-size-asian="30pt" style:font-size-complex="30pt"/>
    </style:style>
    <style:style style:name="T3" style:family="text">
      <style:text-properties fo:font-size="15pt" style:font-size-asian="13.1000003814697pt" style:font-size-complex="15pt"/>
    </style:style>
    <style:style style:name="T4" style:family="text">
      <style:text-properties fo:font-size="15pt" style:font-size-asian="15pt" style:font-size-complex="15pt"/>
    </style:style>
    <style:style style:name="T5" style:family="text">
      <style:text-properties fo:font-size="16pt" style:font-size-asian="14pt" style:font-size-complex="16pt"/>
    </style:style>
    <style:style style:name="T6" style:family="text">
      <style:text-properties fo:font-size="16pt" style:text-underline-style="solid" style:text-underline-width="auto" style:text-underline-color="font-color" style:font-size-asian="14pt" style:font-size-complex="16pt"/>
    </style:style>
    <style:style style:name="T7" style:family="text">
      <style:text-properties fo:font-size="16pt" style:text-underline-style="solid" style:text-underline-width="auto" style:text-underline-color="font-color" fo:font-weight="bold" style:font-size-asian="14pt" style:font-weight-asian="bold" style:font-size-complex="16pt"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normal" style:text-underline-style="none"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partamento de Computación, UBA. <text:s/><text:tab/><text:tab/><text:tab/><text:tab/><text:tab/>1er Cuatrimestre 2015</text:span></text:p>
      <text:p text:style-name="P1"/>
      <text:p text:style-name="P1"><text:span text:style-name="T2">Desarrollo de Malware para Android</text:span></text:p>
      <text:p text:style-name="P1"><text:span text:style-name="T2"><text:tab/><text:tab/><text:tab/>(Informe preliminar) </text:span></text:p>
      <text:p text:style-name="P2"><text:span text:style-name="T5"/></text:p>
      <text:p text:style-name="P2"><text:span text:style-name="T5"/></text:p>
      <text:p text:style-name="P2"><text:span text:style-name="T7">Integrantes</text:span><text:span text:style-name="T5">:<text:tab/><text:tab/><text:tab/><text:tab/> <text:s text:c="4"/></text:span><text:span text:style-name="T7">Materia</text:span><text:span text:style-name="T5">:</text:span><text:span text:style-name="T4"> Seguridad de la Información</text:span></text:p>
      <text:list xml:id="list993361697" text:style-name="L1">
        <text:list-item>
          <text:p text:style-name="P3"><text:span text:style-name="T4">Santiago Torres Batán<text:tab/> </text:span><text:span text:style-name="T5"><text:s text:c="4"/></text:span><text:span text:style-name="T7">Docente</text:span><text:span text:style-name="T5">: </text:span><text:span text:style-name="T4">Rodolfo Baader</text:span></text:p>
        </text:list-item>
        <text:list-item>
          <text:p text:style-name="P3"><text:span text:style-name="T4">Santiago Alvarez Colombo<text:tab/></text:span><text:span text:style-name="T5"><text:tab/><text:tab/><text:tab/> <text:s text:c="3"/></text:span></text:p>
        </text:list-item>
        <text:list-item>
          <text:p text:style-name="P4">Pablo Agustín Artuso</text:p>
        </text:list-item>
      </text:list>
      <text:p text:style-name="P5"/>
      <text:p text:style-name="P5"/>
      <text:p text:style-name="P6"><text:span text:style-name="T9">Resumen</text:span>: El objetivo de este trabajo práctico consiste en el desarrollo de aplicaciones maliciosas para Android.</text:p>
      <text:p text:style-name="P6"/>
      <text:h text:style-name="Heading_20_1" text:outline-level="1">Ataques seleccionados</text:h>
      <text:p text:style-name="Text_20_body">Luego de analizar la lista de posibles ataques a desarrollar decimos quedarnos con el siguiente par: </text:p>
      <text:list xml:id="list185043870" text:style-name="L3">
        <text:list-item>
          <text:p text:style-name="P7"><text:span text:style-name="T12">Robo de imágenes: </text:span><text:span text:style-name="T11">“</text:span><text:span text:style-name="T10">obtener, con los mínimos permisos necesarios, una copia de todas las imágenes que se encuentran en la memoria SD del dispositivo, y enviarlas a un sitio web controlado por el atacante, teniendo en cuenta que sea lo más “stealth” posible.”</text:span></text:p>
        </text:list-item>
      </text:list>
      <text:p text:style-name="Text_20_body"><text:span text:style-name="T10"/></text:p>
      <text:p text:style-name="P8">Para este ataque desarrollaremos no una sino dos aplicaciones. ¿Por qué? Como el enunciado indica, se deben requerir lo mínimos permisos necesarios. Dado que los accesos a la SD y a internet <text:s/>son dos permisos que obligatoriamente debemos obtener, creemos que una persona quizás con un poco de conocimiento, podría sospechar de este requerimiento y negar la instalación de dicha aplicación (más allá de que luego la aplicación tenga algún feature que haga interraciones de fotos con internet). Esto se debe a que la información sobre los permisos está explícitamente expuesta. </text:p>
      <text:p text:style-name="P8">Nuestra idea consiste en abusar de un 'feature' que tiene Android, que se basa en que dos aplicaciones desarrolladas por el mismo developer, pueden comunicarse sin ningún requerimiento. De esta forma, la estrategia que seguiremos, será la de partir esos permisos en dos aplicaciones totalmente distintas. Una aplicación será la encargada de obtener el permiso para acceder a la SD mientras que la otra el de Internet. De esta forma, estamos logrando tener acceso a ambas cosas sin el conocimiento del usuario (no creemos que exista un número razonable de usuarios que traten de detectar este tipo de cosas ante la descarga de cada nueva aplicación). </text:p>
      <text:p text:style-name="P8"/>
      <text:p text:style-name="P8"/>
      <text:p text:style-name="Text_20_body"><text:span text:style-name="T10"/></text:p>
      <text:p text:style-name="Text_20_body"><text:span text:style-name="T10"/></text:p>
      <text:p text:style-name="Text_20_body"><text:span text:style-name="T10"/></text:p>
      <text:list xml:id="list708032856" text:continue-numbering="true" text:style-name="L3">
        <text:list-item>
          <text:p text:style-name="P7"><text:soft-page-break/><text:span text:style-name="T10">EL OTROO '??????? QUE LES PARECE ??? <text:s/>E</text:span></text:p>
        </text:list-item>
      </text:list>
      <text:p text:style-name="Text_20_body"><text:span text:style-name="T10"/></text:p>
      <text:h text:style-name="Heading_20_1" text:outline-level="1"><text:span text:style-name="T10">Herramientas </text:span></text:h>
      <text:p text:style-name="Text_20_body"><text:span text:style-name="T10"/></text:p>
      <text:p text:style-name="Text_20_body"><text:span text:style-name="T10"/></text:p>
      <text:p text:style-name="Text_20_body"><text:span text:style-name="T10"/></text:p>
      <text:list xml:id="list634755786" text:continue-numbering="true" text:style-name="L3">
        <text:list-header>
          <text:h text:style-name="P9" text:outline-level="1"/>
        </text:list-header>
      </text:list>
      <text:p text:style-name="P1"><text:span text:style-name="T3"/></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pitch="variable" style:font-charset="x-symbol"/>
    <style:font-face style:name="Lohit Hindi1" svg:font-family="'Lohit Hindi'"/>
    <style:font-face style:name="OpenSymbol1" svg:font-family="OpenSymbol"/>
    <style:font-face style:name="Courier 10 Pitch" svg:font-family="'Courier 10 Pitch'" style:font-pitch="fixed"/>
    <style:font-face style:name="cmmi10" svg:font-family="cmmi10"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1" fo:font-size="14pt" style:font-name-asian="OpenSymbol1" style:font-size-asian="12.25pt" style:font-name-complex="OpenSymbol1"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rtu </meta:initial-creator>
    <meta:creation-date>2015-05-25T17:13:45</meta:creation-date>
    <dc:date>2015-05-25T18:03:33</dc:date>
    <dc:creator>partu </dc:creator>
    <meta:editing-duration>PT34M7S</meta:editing-duration>
    <meta:editing-cycles>8</meta:editing-cycles>
    <meta:generator>LibreOffice/3.5$Linux_x86 LibreOffice_project/350m1$Build-2</meta:generator>
    <meta:document-statistic meta:table-count="0" meta:image-count="0" meta:object-count="0" meta:page-count="2" meta:paragraph-count="15" meta:word-count="321" meta:character-count="2055" meta:non-whitespace-character-count="1715"/>
  </office:meta>
</office:document-meta>
</file>